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0435" officeooo:paragraph-rsid="001a0435" style:font-size-asian="14pt" style:font-size-complex="16pt"/>
    </style:style>
    <style:style style:name="P2" style:family="paragraph" style:parent-style-name="Standard">
      <style:text-properties fo:font-size="16pt" officeooo:rsid="00398142" officeooo:paragraph-rsid="00398142" style:font-size-asian="14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c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cb" style:font-style-asian="normal" style:font-style-complex="normal"/>
    </style:style>
    <style:style style:name="T5" style:family="text">
      <style:text-properties officeooo:rsid="001ac776"/>
    </style:style>
    <style:style style:name="T6" style:family="text">
      <style:text-properties officeooo:rsid="001c20cb"/>
    </style:style>
    <style:style style:name="T7" style:family="text">
      <style:text-properties officeooo:rsid="001e850a"/>
    </style:style>
    <style:style style:name="T8" style:family="text">
      <style:text-properties officeooo:rsid="00271809"/>
    </style:style>
    <style:style style:name="T9" style:family="text">
      <style:text-properties officeooo:rsid="00285148"/>
    </style:style>
    <style:style style:name="T10" style:family="text">
      <style:text-properties officeooo:rsid="003a38e3"/>
    </style:style>
    <style:style style:name="T11" style:family="text">
      <style:text-properties officeooo:rsid="003aad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briel Kutuzov <text:span text:style-name="T11">~ vocab story</text:span></text:p>
      <text:p text:style-name="P2"><text:span text:style-name="T10">S</text:span>uits <text:span text:style-name="T10">W</text:span>ithout <text:span text:style-name="T10">S</text:span>hadows</text:p>
      <text:p text:style-name="P1"/>
      <text:p text:style-name="P1"><text:tab/>The loud wind layered itself with the sound of cracking leaves. Anyone could easily <text:span text:style-name="T1">discern </text:span>the clicking and clacking sounds of the metal briefcase Rickard had brought with him. He was walking towards Bronn, a quiet man, sitting on a <text:span text:style-name="T1">mundane </text:span>wooden-bench under a <text:span text:style-name="T1">prolific </text:span>apple tree over his head to keep him busy during his wait. Rickard <text:span text:style-name="T8">impulsively </text:span>threw his heavy briefcase onto the bench. “Why so flippant, Rick?” asked Bronn. “<text:span text:style-name="T5">What the hell does</text:span> that mean, Bronnie?” he asked back. Bronn could sense the frustration Rick was going through. <text:span text:style-name="T9">He </text:span>couldn't risk to <text:span text:style-name="T1">augment </text:span><text:span text:style-name="T3">Rick's </text:span>anger, so he kept quiet. <text:span text:style-name="T6">After all, Bronn wasn't </text:span><text:span text:style-name="T2">naive </text:span><text:span text:style-name="T6">of the temptations Rick could have.</text:span></text:p>
      <text:p text:style-name="P1">“<text:span text:style-name="T6">Are we gonna get this over with soon? It's too hot out for this sh**.” complained Rickard. “Depends on how long it'll take for you to open this briefcase for me.” Bronn cleverly replied like an </text:span><text:span text:style-name="T2">elitist</text:span><text:span text:style-name="T6">. Rick managed to get the briefcase open after searching through all of his pockets for the key. As he opened the briefcase, it whined a terrible screech, as if it hadn't been opened since the bronze age. Inside was a single slice of paper. “What am I looking at here?” Bronn asked Rick. “Exactly what you asked for! That page has all the information you need on it.” replied Rick. “Here's a blue-light keychain” Rick said as he handed Bronn the keychain. The page had been written in a special ink in which the only way to read it was with the UV light. It wasn't tight security, but it was enough to get the roaches away. “I'm a busy man, Rickie. Give me thirty-six hours to get started. I've got some other business to take care of.” Bronn told him, considering the </text:span><text:span text:style-name="T2">immaterial </text:span><text:span text:style-name="T6">circumstances. “I'm glad we can do this stuff together again, man. I just gotta get my life going again” replied Rick. Together, Bronn and Rickard had a </text:span><text:span text:style-name="T2">reconciliation</text:span><text:span text:style-name="T4"> after not seeing each other for all those years</text:span><text:span text:style-name="T6">. It must have been a decade since they had last spoke.</text:span></text:p>
      <text:p text:style-name="P1">“<text:span text:style-name="T7">I'll tell you what, Rick. If you have your boys ready by tomorrow morning, I'll make an early drop-off.” Bronn said as he stood up with the briefcase, parting ways with his old friend Rick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Kutuzov</meta:initial-creator>
    <meta:creation-date>2019-03-05T21:40:18.659711730</meta:creation-date>
    <dc:date>2019-03-05T22:19:27.531769875</dc:date>
    <dc:creator>Gabriel Kutuzov</dc:creator>
    <meta:editing-duration>PT22M54S</meta:editing-duration>
    <meta:editing-cycles>30</meta:editing-cycles>
    <meta:generator>LibreOffice/4.3.7.2$Linux_X86_64 LibreOffice_project/430$Build-2</meta:generator>
    <meta:document-statistic meta:table-count="0" meta:image-count="0" meta:object-count="0" meta:page-count="1" meta:paragraph-count="5" meta:word-count="385" meta:character-count="2165" meta:non-whitespace-character-count="1784"/>
  </office:meta>
</office:document-meta>
</file>